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AnnotatedInitDestroyWithShadowedMethods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izingDisposableWithShadowedMethods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nitDestroyBean.custom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edPrivateInitDestroyBean.customDestro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MethodLifecycleTests.allLifecycleMechanismsAtO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itDestroyMethodLifecycleTests.jsr250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itDestroyMethodLifecycleTests.initializingDisposable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llInOne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MethodLifecycleTests.jsr250AnnotationsWithCustomSameMethod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itDestroyMethodLifecycleTests.initDestroy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itDestroyMethodLifecycleTests.initializingDisposableInterfacesWithShadowed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llInOne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nitializingDisposable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edPrivateSameNameInitDestroyBean.customIni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MethodLifecycleTests.jsr250AnnotationsWithShadowed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AnnotatedInitDestroyWithShadowedMethods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edInitDestroyBean.pre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edPrivateSameNameInitDestroyBean.customDestro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edInitDestroyBean.postConstru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nitializingDisposable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izingDisposableWithShadowedMethods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MethodLifecycleTests.jsr250AnnotationsWithCustomPrivateInitDestroy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InitDestroyBean.custom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nnotatedPrivateInitDestroyBean.customIni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MethodLifecycleTests.createBeanFactoryAndRegisterBean( Class &lt; ? &gt; beanClass , String initMethodName , String destroy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